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  <table:table-cell office:value-type="float" office:value="0.01329789" calcext:value-type="float">
            <text:p>0.013297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116468" calcext:value-type="float">
            <text:p>0.97116468</text:p>
          </table:table-cell>
          <table:table-cell office:value-type="float" office:value="0.00315057" calcext:value-type="float">
            <text:p>0.00315057</text:p>
          </table:table-cell>
          <table:table-cell office:value-type="float" office:value="0.02101524" calcext:value-type="float">
            <text:p>0.02101524</text:p>
          </table:table-cell>
          <table:table-cell office:value-type="float" office:value="0.00466952" calcext:value-type="float">
            <text:p>0.00466952</text:p>
          </table:table-cell>
          <table:table-cell office:value-type="float" office:value="0.00463755" calcext:value-type="float">
            <text:p>0.00463755</text:p>
          </table:table-cell>
          <table:table-cell office:value-type="float" office:value="0.98326243" calcext:value-type="float">
            <text:p>0.98326243</text:p>
          </table:table-cell>
          <table:table-cell office:value-type="float" office:value="0.00003514" calcext:value-type="float">
            <text:p>3.514E-05</text:p>
          </table:table-cell>
          <table:table-cell office:value-type="float" office:value="0.01206488" calcext:value-type="float">
            <text:p>0.01206488</text:p>
          </table:table-cell>
          <table:table-cell office:value-type="float" office:value="0.00469927" calcext:value-type="float">
            <text:p>0.00469927</text:p>
          </table:table-cell>
          <table:table-cell office:value-type="float" office:value="0.00006329" calcext:value-type="float">
            <text:p>6.329E-05</text:p>
          </table:table-cell>
          <table:table-cell office:value-type="float" office:value="0.9764972" calcext:value-type="float">
            <text:p>0.9764972</text:p>
          </table:table-cell>
          <table:table-cell office:value-type="float" office:value="0.01874024" calcext:value-type="float">
            <text:p>0.018740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839517" calcext:value-type="float">
            <text:p>0.96839517</text:p>
          </table:table-cell>
          <table:table-cell office:value-type="float" office:value="0.00323613" calcext:value-type="float">
            <text:p>0.00323613</text:p>
          </table:table-cell>
          <table:table-cell office:value-type="float" office:value="0.0230103" calcext:value-type="float">
            <text:p>0.0230103</text:p>
          </table:table-cell>
          <table:table-cell office:value-type="float" office:value="0.0053584" calcext:value-type="float">
            <text:p>0.0053584</text:p>
          </table:table-cell>
          <table:table-cell office:value-type="float" office:value="0.0044963" calcext:value-type="float">
            <text:p>0.0044963</text:p>
          </table:table-cell>
          <table:table-cell office:value-type="float" office:value="0.98200482" calcext:value-type="float">
            <text:p>0.98200482</text:p>
          </table:table-cell>
          <table:table-cell office:value-type="float" office:value="0.00003741" calcext:value-type="float">
            <text:p>3.741E-05</text:p>
          </table:table-cell>
          <table:table-cell office:value-type="float" office:value="0.01346148" calcext:value-type="float">
            <text:p>0.01346148</text:p>
          </table:table-cell>
          <table:table-cell office:value-type="float" office:value="0.00427755" calcext:value-type="float">
            <text:p>0.00427755</text:p>
          </table:table-cell>
          <table:table-cell office:value-type="float" office:value="0.00005934" calcext:value-type="float">
            <text:p>5.934E-05</text:p>
          </table:table-cell>
          <table:table-cell office:value-type="float" office:value="0.97603207" calcext:value-type="float">
            <text:p>0.97603207</text:p>
          </table:table-cell>
          <table:table-cell office:value-type="float" office:value="0.01963104" calcext:value-type="float">
            <text:p>0.019631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535888" calcext:value-type="float">
            <text:p>0.96535888</text:p>
          </table:table-cell>
          <table:table-cell office:value-type="float" office:value="0.00332963" calcext:value-type="float">
            <text:p>0.00332963</text:p>
          </table:table-cell>
          <table:table-cell office:value-type="float" office:value="0.02515416" calcext:value-type="float">
            <text:p>0.02515416</text:p>
          </table:table-cell>
          <table:table-cell office:value-type="float" office:value="0.00615734" calcext:value-type="float">
            <text:p>0.00615734</text:p>
          </table:table-cell>
          <table:table-cell office:value-type="float" office:value="0.0043501" calcext:value-type="float">
            <text:p>0.0043501</text:p>
          </table:table-cell>
          <table:table-cell office:value-type="float" office:value="0.98059754" calcext:value-type="float">
            <text:p>0.98059754</text:p>
          </table:table-cell>
          <table:table-cell office:value-type="float" office:value="0.00003969" calcext:value-type="float">
            <text:p>3.969E-05</text:p>
          </table:table-cell>
          <table:table-cell office:value-type="float" office:value="0.01501268" calcext:value-type="float">
            <text:p>0.01501268</text:p>
          </table:table-cell>
          <table:table-cell office:value-type="float" office:value="0.00389828" calcext:value-type="float">
            <text:p>0.00389828</text:p>
          </table:table-cell>
          <table:table-cell office:value-type="float" office:value="0.00005582" calcext:value-type="float">
            <text:p>5.582E-05</text:p>
          </table:table-cell>
          <table:table-cell office:value-type="float" office:value="0.97542333" calcext:value-type="float">
            <text:p>0.97542333</text:p>
          </table:table-cell>
          <table:table-cell office:value-type="float" office:value="0.02062258" calcext:value-type="float">
            <text:p>0.020622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203094" calcext:value-type="float">
            <text:p>0.96203094</text:p>
          </table:table-cell>
          <table:table-cell office:value-type="float" office:value="0.00343151" calcext:value-type="float">
            <text:p>0.00343151</text:p>
          </table:table-cell>
          <table:table-cell office:value-type="float" office:value="0.02745266" calcext:value-type="float">
            <text:p>0.02745266</text:p>
          </table:table-cell>
          <table:table-cell office:value-type="float" office:value="0.00708489" calcext:value-type="float">
            <text:p>0.00708489</text:p>
          </table:table-cell>
          <table:table-cell office:value-type="float" office:value="0.00419964" calcext:value-type="float">
            <text:p>0.00419964</text:p>
          </table:table-cell>
          <table:table-cell office:value-type="float" office:value="0.97902393" calcext:value-type="float">
            <text:p>0.97902393</text:p>
          </table:table-cell>
          <table:table-cell office:value-type="float" office:value="0.00004196" calcext:value-type="float">
            <text:p>4.196E-05</text:p>
          </table:table-cell>
          <table:table-cell office:value-type="float" office:value="0.01673446" calcext:value-type="float">
            <text:p>0.01673446</text:p>
          </table:table-cell>
          <table:table-cell office:value-type="float" office:value="0.00355681" calcext:value-type="float">
            <text:p>0.00355681</text:p>
          </table:table-cell>
          <table:table-cell office:value-type="float" office:value="0.00005267" calcext:value-type="float">
            <text:p>5.267E-05</text:p>
          </table:table-cell>
          <table:table-cell office:value-type="float" office:value="0.97466496" calcext:value-type="float">
            <text:p>0.97466496</text:p>
          </table:table-cell>
          <table:table-cell office:value-type="float" office:value="0.02172557" calcext:value-type="float">
            <text:p>0.021725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838379" calcext:value-type="float">
            <text:p>0.95838379</text:p>
          </table:table-cell>
          <table:table-cell office:value-type="float" office:value="0.00354226" calcext:value-type="float">
            <text:p>0.00354226</text:p>
          </table:table-cell>
          <table:table-cell office:value-type="float" office:value="0.02991108" calcext:value-type="float">
            <text:p>0.02991108</text:p>
          </table:table-cell>
          <table:table-cell office:value-type="float" office:value="0.00816286" calcext:value-type="float">
            <text:p>0.00816286</text:p>
          </table:table-cell>
          <table:table-cell office:value-type="float" office:value="0.00404564" calcext:value-type="float">
            <text:p>0.00404564</text:p>
          </table:table-cell>
          <table:table-cell office:value-type="float" office:value="0.97726589" calcext:value-type="float">
            <text:p>0.97726589</text:p>
          </table:table-cell>
          <table:table-cell office:value-type="float" office:value="0.00004421" calcext:value-type="float">
            <text:p>4.421E-05</text:p>
          </table:table-cell>
          <table:table-cell office:value-type="float" office:value="0.01864426" calcext:value-type="float">
            <text:p>0.01864426</text:p>
          </table:table-cell>
          <table:table-cell office:value-type="float" office:value="0.00324904" calcext:value-type="float">
            <text:p>0.00324904</text:p>
          </table:table-cell>
          <table:table-cell office:value-type="float" office:value="0.00004985" calcext:value-type="float">
            <text:p>4.985E-05</text:p>
          </table:table-cell>
          <table:table-cell office:value-type="float" office:value="0.97374892" calcext:value-type="float">
            <text:p>0.97374892</text:p>
          </table:table-cell>
          <table:table-cell office:value-type="float" office:value="0.02295219" calcext:value-type="float">
            <text:p>0.022952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438677" calcext:value-type="float">
            <text:p>0.95438677</text:p>
          </table:table-cell>
          <table:table-cell office:value-type="float" office:value="0.0036624" calcext:value-type="float">
            <text:p>0.0036624</text:p>
          </table:table-cell>
          <table:table-cell office:value-type="float" office:value="0.032534" calcext:value-type="float">
            <text:p>0.032534</text:p>
          </table:table-cell>
          <table:table-cell office:value-type="float" office:value="0.00941683" calcext:value-type="float">
            <text:p>0.00941683</text:p>
          </table:table-cell>
          <table:table-cell office:value-type="float" office:value="0.00388878" calcext:value-type="float">
            <text:p>0.00388878</text:p>
          </table:table-cell>
          <table:table-cell office:value-type="float" office:value="0.97530377" calcext:value-type="float">
            <text:p>0.97530377</text:p>
          </table:table-cell>
          <table:table-cell office:value-type="float" office:value="0.00004641" calcext:value-type="float">
            <text:p>4.641E-05</text:p>
          </table:table-cell>
          <table:table-cell office:value-type="float" office:value="0.02076104" calcext:value-type="float">
            <text:p>0.02076104</text:p>
          </table:table-cell>
          <table:table-cell office:value-type="float" office:value="0.00297133" calcext:value-type="float">
            <text:p>0.00297133</text:p>
          </table:table-cell>
          <table:table-cell office:value-type="float" office:value="0.00004734" calcext:value-type="float">
            <text:p>4.734E-05</text:p>
          </table:table-cell>
          <table:table-cell office:value-type="float" office:value="0.97266505" calcext:value-type="float">
            <text:p>0.97266505</text:p>
          </table:table-cell>
          <table:table-cell office:value-type="float" office:value="0.02431629" calcext:value-type="float">
            <text:p>0.024316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000564" calcext:value-type="float">
            <text:p>0.95000564</text:p>
          </table:table-cell>
          <table:table-cell office:value-type="float" office:value="0.00379248" calcext:value-type="float">
            <text:p>0.00379248</text:p>
          </table:table-cell>
          <table:table-cell office:value-type="float" office:value="0.03532504" calcext:value-type="float">
            <text:p>0.03532504</text:p>
          </table:table-cell>
          <table:table-cell office:value-type="float" office:value="0.01087683" calcext:value-type="float">
            <text:p>0.01087683</text:p>
          </table:table-cell>
          <table:table-cell office:value-type="float" office:value="0.00372977" calcext:value-type="float">
            <text:p>0.00372977</text:p>
          </table:table-cell>
          <table:table-cell office:value-type="float" office:value="0.97311627" calcext:value-type="float">
            <text:p>0.97311627</text:p>
          </table:table-cell>
          <table:table-cell office:value-type="float" office:value="0.00004856" calcext:value-type="float">
            <text:p>4.856E-05</text:p>
          </table:table-cell>
          <table:table-cell office:value-type="float" office:value="0.0231054" calcext:value-type="float">
            <text:p>0.0231054</text:p>
          </table:table-cell>
          <table:table-cell office:value-type="float" office:value="0.00272046" calcext:value-type="float">
            <text:p>0.00272046</text:p>
          </table:table-cell>
          <table:table-cell office:value-type="float" office:value="0.00004509" calcext:value-type="float">
            <text:p>4.509E-05</text:p>
          </table:table-cell>
          <table:table-cell office:value-type="float" office:value="0.97140086" calcext:value-type="float">
            <text:p>0.97140086</text:p>
          </table:table-cell>
          <table:table-cell office:value-type="float" office:value="0.02583359" calcext:value-type="float">
            <text:p>0.025833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4520213" calcext:value-type="float">
            <text:p>0.94520213</text:p>
          </table:table-cell>
          <table:table-cell office:value-type="float" office:value="0.00393309" calcext:value-type="float">
            <text:p>0.00393309</text:p>
          </table:table-cell>
          <table:table-cell office:value-type="float" office:value="0.03828668" calcext:value-type="float">
            <text:p>0.03828668</text:p>
          </table:table-cell>
          <table:table-cell office:value-type="float" office:value="0.0125781" calcext:value-type="float">
            <text:p>0.0125781</text:p>
          </table:table-cell>
          <table:table-cell office:value-type="float" office:value="0.00356929" calcext:value-type="float">
            <text:p>0.00356929</text:p>
          </table:table-cell>
          <table:table-cell office:value-type="float" office:value="0.97068043" calcext:value-type="float">
            <text:p>0.97068043</text:p>
          </table:table-cell>
          <table:table-cell office:value-type="float" office:value="0.00005062" calcext:value-type="float">
            <text:p>5.062E-05</text:p>
          </table:table-cell>
          <table:table-cell office:value-type="float" office:value="0.02569966" calcext:value-type="float">
            <text:p>0.02569966</text:p>
          </table:table-cell>
          <table:table-cell office:value-type="float" office:value="0.00249358" calcext:value-type="float">
            <text:p>0.00249358</text:p>
          </table:table-cell>
          <table:table-cell office:value-type="float" office:value="0.00004308" calcext:value-type="float">
            <text:p>4.308E-05</text:p>
          </table:table-cell>
          <table:table-cell office:value-type="float" office:value="0.96994137" calcext:value-type="float">
            <text:p>0.96994137</text:p>
          </table:table-cell>
          <table:table-cell office:value-type="float" office:value="0.02752197" calcext:value-type="float">
            <text:p>0.027521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3993326" calcext:value-type="float">
            <text:p>0.93993326</text:p>
          </table:table-cell>
          <table:table-cell office:value-type="float" office:value="0.00408483" calcext:value-type="float">
            <text:p>0.00408483</text:p>
          </table:table-cell>
          <table:table-cell office:value-type="float" office:value="0.04141994" calcext:value-type="float">
            <text:p>0.04141994</text:p>
          </table:table-cell>
          <table:table-cell office:value-type="float" office:value="0.01456196" calcext:value-type="float">
            <text:p>0.01456196</text:p>
          </table:table-cell>
          <table:table-cell office:value-type="float" office:value="0.00340801" calcext:value-type="float">
            <text:p>0.00340801</text:p>
          </table:table-cell>
          <table:table-cell office:value-type="float" office:value="0.96797149" calcext:value-type="float">
            <text:p>0.96797149</text:p>
          </table:table-cell>
          <table:table-cell office:value-type="float" office:value="0.00005258" calcext:value-type="float">
            <text:p>5.258E-05</text:p>
          </table:table-cell>
          <table:table-cell office:value-type="float" office:value="0.02856793" calcext:value-type="float">
            <text:p>0.02856793</text:p>
          </table:table-cell>
          <table:table-cell office:value-type="float" office:value="0.00228815" calcext:value-type="float">
            <text:p>0.00228815</text:p>
          </table:table-cell>
          <table:table-cell office:value-type="float" office:value="0.00004128" calcext:value-type="float">
            <text:p>4.128E-05</text:p>
          </table:table-cell>
          <table:table-cell office:value-type="float" office:value="0.96826882" calcext:value-type="float">
            <text:p>0.96826882</text:p>
          </table:table-cell>
          <table:table-cell office:value-type="float" office:value="0.02940175" calcext:value-type="float">
            <text:p>0.029401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415071" calcext:value-type="float">
            <text:p>0.93415071</text:p>
          </table:table-cell>
          <table:table-cell office:value-type="float" office:value="0.00424832" calcext:value-type="float">
            <text:p>0.00424832</text:p>
          </table:table-cell>
          <table:table-cell office:value-type="float" office:value="0.04472413" calcext:value-type="float">
            <text:p>0.04472413</text:p>
          </table:table-cell>
          <table:table-cell office:value-type="float" office:value="0.01687684" calcext:value-type="float">
            <text:p>0.01687684</text:p>
          </table:table-cell>
          <table:table-cell office:value-type="float" office:value="0.00324657" calcext:value-type="float">
            <text:p>0.00324657</text:p>
          </table:table-cell>
          <table:table-cell office:value-type="float" office:value="0.96496282" calcext:value-type="float">
            <text:p>0.96496282</text:p>
          </table:table-cell>
          <table:table-cell office:value-type="float" office:value="0.00005442" calcext:value-type="float">
            <text:p>5.442E-05</text:p>
          </table:table-cell>
          <table:table-cell office:value-type="float" office:value="0.03173618" calcext:value-type="float">
            <text:p>0.03173618</text:p>
          </table:table-cell>
          <table:table-cell office:value-type="float" office:value="0.00210192" calcext:value-type="float">
            <text:p>0.00210192</text:p>
          </table:table-cell>
          <table:table-cell office:value-type="float" office:value="0.00003968" calcext:value-type="float">
            <text:p>3.968E-05</text:p>
          </table:table-cell>
          <table:table-cell office:value-type="float" office:value="0.96636236" calcext:value-type="float">
            <text:p>0.96636236</text:p>
          </table:table-cell>
          <table:table-cell office:value-type="float" office:value="0.03149604" calcext:value-type="float">
            <text:p>0.031496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780003" calcext:value-type="float">
            <text:p>0.92780003</text:p>
          </table:table-cell>
          <table:table-cell office:value-type="float" office:value="0.00442419" calcext:value-type="float">
            <text:p>0.00442419</text:p>
          </table:table-cell>
          <table:table-cell office:value-type="float" office:value="0.04819644" calcext:value-type="float">
            <text:p>0.04819644</text:p>
          </table:table-cell>
          <table:table-cell office:value-type="float" office:value="0.01957935" calcext:value-type="float">
            <text:p>0.01957935</text:p>
          </table:table-cell>
          <table:table-cell office:value-type="float" office:value="0.00308562" calcext:value-type="float">
            <text:p>0.00308562</text:p>
          </table:table-cell>
          <table:table-cell office:value-type="float" office:value="0.96162596" calcext:value-type="float">
            <text:p>0.96162596</text:p>
          </table:table-cell>
          <table:table-cell office:value-type="float" office:value="0.00005612" calcext:value-type="float">
            <text:p>5.612E-05</text:p>
          </table:table-cell>
          <table:table-cell office:value-type="float" office:value="0.0352323" calcext:value-type="float">
            <text:p>0.0352323</text:p>
          </table:table-cell>
          <table:table-cell office:value-type="float" office:value="0.00193289" calcext:value-type="float">
            <text:p>0.00193289</text:p>
          </table:table-cell>
          <table:table-cell office:value-type="float" office:value="0.00003826" calcext:value-type="float">
            <text:p>3.826E-05</text:p>
          </table:table-cell>
          <table:table-cell office:value-type="float" office:value="0.96419775" calcext:value-type="float">
            <text:p>0.96419775</text:p>
          </table:table-cell>
          <table:table-cell office:value-type="float" office:value="0.0338311" calcext:value-type="float">
            <text:p>0.03383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081983" calcext:value-type="float">
            <text:p>0.92081983</text:p>
          </table:table-cell>
          <table:table-cell office:value-type="float" office:value="0.00461306" calcext:value-type="float">
            <text:p>0.00461306</text:p>
          </table:table-cell>
          <table:table-cell office:value-type="float" office:value="0.0518315" calcext:value-type="float">
            <text:p>0.0518315</text:p>
          </table:table-cell>
          <table:table-cell office:value-type="float" office:value="0.02273561" calcext:value-type="float">
            <text:p>0.02273561</text:p>
          </table:table-cell>
          <table:table-cell office:value-type="float" office:value="0.00292574" calcext:value-type="float">
            <text:p>0.00292574</text:p>
          </table:table-cell>
          <table:table-cell office:value-type="float" office:value="0.95793051" calcext:value-type="float">
            <text:p>0.95793051</text:p>
          </table:table-cell>
          <table:table-cell office:value-type="float" office:value="0.00005766" calcext:value-type="float">
            <text:p>5.766E-05</text:p>
          </table:table-cell>
          <table:table-cell office:value-type="float" office:value="0.0390861" calcext:value-type="float">
            <text:p>0.0390861</text:p>
          </table:table-cell>
          <table:table-cell office:value-type="float" office:value="0.00177927" calcext:value-type="float">
            <text:p>0.0017792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96174691" calcext:value-type="float">
            <text:p>0.96174691</text:p>
          </table:table-cell>
          <table:table-cell office:value-type="float" office:value="0.03643682" calcext:value-type="float">
            <text:p>0.036436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314087" calcext:value-type="float">
            <text:p>0.91314087</text:p>
          </table:table-cell>
          <table:table-cell office:value-type="float" office:value="0.00481551" calcext:value-type="float">
            <text:p>0.00481551</text:p>
          </table:table-cell>
          <table:table-cell office:value-type="float" office:value="0.05562097" calcext:value-type="float">
            <text:p>0.05562097</text:p>
          </table:table-cell>
          <table:table-cell office:value-type="float" office:value="0.02642265" calcext:value-type="float">
            <text:p>0.02642265</text:p>
          </table:table-cell>
          <table:table-cell office:value-type="float" office:value="0.0027675" calcext:value-type="float">
            <text:p>0.0027675</text:p>
          </table:table-cell>
          <table:table-cell office:value-type="float" office:value="0.95384414" calcext:value-type="float">
            <text:p>0.95384414</text:p>
          </table:table-cell>
          <table:table-cell office:value-type="float" office:value="0.00005902" calcext:value-type="float">
            <text:p>5.902E-05</text:p>
          </table:table-cell>
          <table:table-cell office:value-type="float" office:value="0.04332934" calcext:value-type="float">
            <text:p>0.04332934</text:p>
          </table:table-cell>
          <table:table-cell office:value-type="float" office:value="0.00163949" calcext:value-type="float">
            <text:p>0.00163949</text:p>
          </table:table-cell>
          <table:table-cell office:value-type="float" office:value="0.00003589" calcext:value-type="float">
            <text:p>3.589E-05</text:p>
          </table:table-cell>
          <table:table-cell office:value-type="float" office:value="0.95897749" calcext:value-type="float">
            <text:p>0.95897749</text:p>
          </table:table-cell>
          <table:table-cell office:value-type="float" office:value="0.03934713" calcext:value-type="float">
            <text:p>0.0393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0468512" calcext:value-type="float">
            <text:p>0.90468512</text:p>
          </table:table-cell>
          <table:table-cell office:value-type="float" office:value="0.00503208" calcext:value-type="float">
            <text:p>0.00503208</text:p>
          </table:table-cell>
          <table:table-cell office:value-type="float" office:value="0.05955289" calcext:value-type="float">
            <text:p>0.05955289</text:p>
          </table:table-cell>
          <table:table-cell office:value-type="float" office:value="0.0307299" calcext:value-type="float">
            <text:p>0.0307299</text:p>
          </table:table-cell>
          <table:table-cell office:value-type="float" office:value="0.00261146" calcext:value-type="float">
            <text:p>0.00261146</text:p>
          </table:table-cell>
          <table:table-cell office:value-type="float" office:value="0.94933267" calcext:value-type="float">
            <text:p>0.94933267</text:p>
          </table:table-cell>
          <table:table-cell office:value-type="float" office:value="0.00006019" calcext:value-type="float">
            <text:p>6.019E-05</text:p>
          </table:table-cell>
          <table:table-cell office:value-type="float" office:value="0.04799568" calcext:value-type="float">
            <text:p>0.04799568</text:p>
          </table:table-cell>
          <table:table-cell office:value-type="float" office:value="0.00151212" calcext:value-type="float">
            <text:p>0.00151212</text:p>
          </table:table-cell>
          <table:table-cell office:value-type="float" office:value="0.00003492" calcext:value-type="float">
            <text:p>3.492E-05</text:p>
          </table:table-cell>
          <table:table-cell office:value-type="float" office:value="0.95585235" calcext:value-type="float">
            <text:p>0.95585235</text:p>
          </table:table-cell>
          <table:table-cell office:value-type="float" office:value="0.04260062" calcext:value-type="float">
            <text:p>0.042600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9536483" calcext:value-type="float">
            <text:p>0.89536483</text:p>
          </table:table-cell>
          <table:table-cell office:value-type="float" office:value="0.00526323" calcext:value-type="float">
            <text:p>0.00526323</text:p>
          </table:table-cell>
          <table:table-cell office:value-type="float" office:value="0.06361114" calcext:value-type="float">
            <text:p>0.06361114</text:p>
          </table:table-cell>
          <table:table-cell office:value-type="float" office:value="0.03576081" calcext:value-type="float">
            <text:p>0.03576081</text:p>
          </table:table-cell>
          <table:table-cell office:value-type="float" office:value="0.00245811" calcext:value-type="float">
            <text:p>0.00245811</text:p>
          </table:table-cell>
          <table:table-cell office:value-type="float" office:value="0.94436011" calcext:value-type="float">
            <text:p>0.94436011</text:p>
          </table:table-cell>
          <table:table-cell office:value-type="float" office:value="0.00006114" calcext:value-type="float">
            <text:p>6.114E-05</text:p>
          </table:table-cell>
          <table:table-cell office:value-type="float" office:value="0.05312064" calcext:value-type="float">
            <text:p>0.05312064</text:p>
          </table:table-cell>
          <table:table-cell office:value-type="float" office:value="0.0013959" calcext:value-type="float">
            <text:p>0.0013959</text:p>
          </table:table-cell>
          <table:table-cell office:value-type="float" office:value="0.00003406" calcext:value-type="float">
            <text:p>3.406E-05</text:p>
          </table:table-cell>
          <table:table-cell office:value-type="float" office:value="0.95232895" calcext:value-type="float">
            <text:p>0.95232895</text:p>
          </table:table-cell>
          <table:table-cell office:value-type="float" office:value="0.04624108" calcext:value-type="float">
            <text:p>0.04624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508166" calcext:value-type="float">
            <text:p>0.88508166</text:p>
          </table:table-cell>
          <table:table-cell office:value-type="float" office:value="0.00550925" calcext:value-type="float">
            <text:p>0.00550925</text:p>
          </table:table-cell>
          <table:table-cell office:value-type="float" office:value="0.06777464" calcext:value-type="float">
            <text:p>0.06777464</text:p>
          </table:table-cell>
          <table:table-cell office:value-type="float" office:value="0.04163445" calcext:value-type="float">
            <text:p>0.04163445</text:p>
          </table:table-cell>
          <table:table-cell office:value-type="float" office:value="0.00230792" calcext:value-type="float">
            <text:p>0.00230792</text:p>
          </table:table-cell>
          <table:table-cell office:value-type="float" office:value="0.93888877" calcext:value-type="float">
            <text:p>0.93888877</text:p>
          </table:table-cell>
          <table:table-cell office:value-type="float" office:value="0.00006188" calcext:value-type="float">
            <text:p>6.188E-05</text:p>
          </table:table-cell>
          <table:table-cell office:value-type="float" office:value="0.05874143" calcext:value-type="float">
            <text:p>0.05874143</text:p>
          </table:table-cell>
          <table:table-cell office:value-type="float" office:value="0.0012897" calcext:value-type="float">
            <text:p>0.0012897</text:p>
          </table:table-cell>
          <table:table-cell office:value-type="float" office:value="0.00003333" calcext:value-type="float">
            <text:p>3.333E-05</text:p>
          </table:table-cell>
          <table:table-cell office:value-type="float" office:value="0.94835878" calcext:value-type="float">
            <text:p>0.94835878</text:p>
          </table:table-cell>
          <table:table-cell office:value-type="float" office:value="0.05031819" calcext:value-type="float">
            <text:p>0.050318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7372606" calcext:value-type="float">
            <text:p>0.87372606</text:p>
          </table:table-cell>
          <table:table-cell office:value-type="float" office:value="0.00577029" calcext:value-type="float">
            <text:p>0.00577029</text:p>
          </table:table-cell>
          <table:table-cell office:value-type="float" office:value="0.07201665" calcext:value-type="float">
            <text:p>0.07201665</text:p>
          </table:table-cell>
          <table:table-cell office:value-type="float" office:value="0.048487" calcext:value-type="float">
            <text:p>0.048487</text:p>
          </table:table-cell>
          <table:table-cell office:value-type="float" office:value="0.00216132" calcext:value-type="float">
            <text:p>0.00216132</text:p>
          </table:table-cell>
          <table:table-cell office:value-type="float" office:value="0.93287949" calcext:value-type="float">
            <text:p>0.93287949</text:p>
          </table:table-cell>
          <table:table-cell office:value-type="float" office:value="0.00006237" calcext:value-type="float">
            <text:p>6.237E-05</text:p>
          </table:table-cell>
          <table:table-cell office:value-type="float" office:value="0.06489683" calcext:value-type="float">
            <text:p>0.06489683</text:p>
          </table:table-cell>
          <table:table-cell office:value-type="float" office:value="0.00119251" calcext:value-type="float">
            <text:p>0.00119251</text:p>
          </table:table-cell>
          <table:table-cell office:value-type="float" office:value="0.00003269" calcext:value-type="float">
            <text:p>3.269E-05</text:p>
          </table:table-cell>
          <table:table-cell office:value-type="float" office:value="0.94388659" calcext:value-type="float">
            <text:p>0.94388659</text:p>
          </table:table-cell>
          <table:table-cell office:value-type="float" office:value="0.0548882" calcext:value-type="float">
            <text:p>0.05488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6117681" calcext:value-type="float">
            <text:p>0.86117681</text:p>
          </table:table-cell>
          <table:table-cell office:value-type="float" office:value="0.00604621" calcext:value-type="float">
            <text:p>0.00604621</text:p>
          </table:table-cell>
          <table:table-cell office:value-type="float" office:value="0.0763039" calcext:value-type="float">
            <text:p>0.0763039</text:p>
          </table:table-cell>
          <table:table-cell office:value-type="float" office:value="0.05647307" calcext:value-type="float">
            <text:p>0.05647307</text:p>
          </table:table-cell>
          <table:table-cell office:value-type="float" office:value="0.0020187" calcext:value-type="float">
            <text:p>0.0020187</text:p>
          </table:table-cell>
          <table:table-cell office:value-type="float" office:value="0.92629179" calcext:value-type="float">
            <text:p>0.92629179</text:p>
          </table:table-cell>
          <table:table-cell office:value-type="float" office:value="0.00006262" calcext:value-type="float">
            <text:p>6.262E-05</text:p>
          </table:table-cell>
          <table:table-cell office:value-type="float" office:value="0.07162688" calcext:value-type="float">
            <text:p>0.07162688</text:p>
          </table:table-cell>
          <table:table-cell office:value-type="float" office:value="0.00110342" calcext:value-type="float">
            <text:p>0.00110342</text:p>
          </table:table-cell>
          <table:table-cell office:value-type="float" office:value="0.00003216" calcext:value-type="float">
            <text:p>3.216E-05</text:p>
          </table:table-cell>
          <table:table-cell office:value-type="float" office:value="0.93884973" calcext:value-type="float">
            <text:p>0.93884973</text:p>
          </table:table-cell>
          <table:table-cell office:value-type="float" office:value="0.06001469" calcext:value-type="float">
            <text:p>0.060014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4730124" calcext:value-type="float">
            <text:p>0.84730124</text:p>
          </table:table-cell>
          <table:table-cell office:value-type="float" office:value="0.00633656" calcext:value-type="float">
            <text:p>0.00633656</text:p>
          </table:table-cell>
          <table:table-cell office:value-type="float" office:value="0.08059574" calcext:value-type="float">
            <text:p>0.08059574</text:p>
          </table:table-cell>
          <table:table-cell office:value-type="float" office:value="0.06576646" calcext:value-type="float">
            <text:p>0.06576646</text:p>
          </table:table-cell>
          <table:table-cell office:value-type="float" office:value="0.00188042" calcext:value-type="float">
            <text:p>0.00188042</text:p>
          </table:table-cell>
          <table:table-cell office:value-type="float" office:value="0.91908431" calcext:value-type="float">
            <text:p>0.91908431</text:p>
          </table:table-cell>
          <table:table-cell office:value-type="float" office:value="0.00006262" calcext:value-type="float">
            <text:p>6.262E-05</text:p>
          </table:table-cell>
          <table:table-cell office:value-type="float" office:value="0.07897265" calcext:value-type="float">
            <text:p>0.07897265</text:p>
          </table:table-cell>
          <table:table-cell office:value-type="float" office:value="0.00102162" calcext:value-type="float">
            <text:p>0.00102162</text:p>
          </table:table-cell>
          <table:table-cell office:value-type="float" office:value="0.00003172" calcext:value-type="float">
            <text:p>3.172E-05</text:p>
          </table:table-cell>
          <table:table-cell office:value-type="float" office:value="0.93317734" calcext:value-type="float">
            <text:p>0.93317734</text:p>
          </table:table-cell>
          <table:table-cell office:value-type="float" office:value="0.06576932" calcext:value-type="float">
            <text:p>0.065769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195608" calcext:value-type="float">
            <text:p>0.83195608</text:p>
          </table:table-cell>
          <table:table-cell office:value-type="float" office:value="0.00664043" calcext:value-type="float">
            <text:p>0.00664043</text:p>
          </table:table-cell>
          <table:table-cell office:value-type="float" office:value="0.08484329" calcext:value-type="float">
            <text:p>0.08484329</text:p>
          </table:table-cell>
          <table:table-cell office:value-type="float" office:value="0.0765602" calcext:value-type="float">
            <text:p>0.0765602</text:p>
          </table:table-cell>
          <table:table-cell office:value-type="float" office:value="0.00174679" calcext:value-type="float">
            <text:p>0.00174679</text:p>
          </table:table-cell>
          <table:table-cell office:value-type="float" office:value="0.9112151" calcext:value-type="float">
            <text:p>0.9112151</text:p>
          </table:table-cell>
          <table:table-cell office:value-type="float" office:value="0.00006237" calcext:value-type="float">
            <text:p>6.237E-05</text:p>
          </table:table-cell>
          <table:table-cell office:value-type="float" office:value="0.08697575" calcext:value-type="float">
            <text:p>0.08697575</text:p>
          </table:table-cell>
          <table:table-cell office:value-type="float" office:value="0.00094638" calcext:value-type="float">
            <text:p>0.00094638</text:p>
          </table:table-cell>
          <table:table-cell office:value-type="float" office:value="0.00003136" calcext:value-type="float">
            <text:p>3.136E-05</text:p>
          </table:table-cell>
          <table:table-cell office:value-type="float" office:value="0.92678962" calcext:value-type="float">
            <text:p>0.92678962</text:p>
          </table:table-cell>
          <table:table-cell office:value-type="float" office:value="0.07223265" calcext:value-type="float">
            <text:p>0.072232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1498945" calcext:value-type="float">
            <text:p>0.81498945</text:p>
          </table:table-cell>
          <table:table-cell office:value-type="float" office:value="0.00695638" calcext:value-type="float">
            <text:p>0.00695638</text:p>
          </table:table-cell>
          <table:table-cell office:value-type="float" office:value="0.08898873" calcext:value-type="float">
            <text:p>0.08898873</text:p>
          </table:table-cell>
          <table:table-cell office:value-type="float" office:value="0.08906544" calcext:value-type="float">
            <text:p>0.08906544</text:p>
          </table:table-cell>
          <table:table-cell office:value-type="float" office:value="0.00161808" calcext:value-type="float">
            <text:p>0.00161808</text:p>
          </table:table-cell>
          <table:table-cell office:value-type="float" office:value="0.90264217" calcext:value-type="float">
            <text:p>0.90264217</text:p>
          </table:table-cell>
          <table:table-cell office:value-type="float" office:value="0.00006186" calcext:value-type="float">
            <text:p>6.186E-05</text:p>
          </table:table-cell>
          <table:table-cell office:value-type="float" office:value="0.09567789" calcext:value-type="float">
            <text:p>0.09567789</text:p>
          </table:table-cell>
          <table:table-cell office:value-type="float" office:value="0.00087703" calcext:value-type="float">
            <text:p>0.00087703</text:p>
          </table:table-cell>
          <table:table-cell office:value-type="float" office:value="0.00003108" calcext:value-type="float">
            <text:p>3.108E-05</text:p>
          </table:table-cell>
          <table:table-cell office:value-type="float" office:value="0.91959712" calcext:value-type="float">
            <text:p>0.91959712</text:p>
          </table:table-cell>
          <table:table-cell office:value-type="float" office:value="0.07949478" calcext:value-type="float">
            <text:p>0.079494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9624431" calcext:value-type="float">
            <text:p>0.79624431</text:p>
          </table:table-cell>
          <table:table-cell office:value-type="float" office:value="0.00728231" calcext:value-type="float">
            <text:p>0.00728231</text:p>
          </table:table-cell>
          <table:table-cell office:value-type="float" office:value="0.09296475" calcext:value-type="float">
            <text:p>0.09296475</text:p>
          </table:table-cell>
          <table:table-cell office:value-type="float" office:value="0.10350863" calcext:value-type="float">
            <text:p>0.10350863</text:p>
          </table:table-cell>
          <table:table-cell office:value-type="float" office:value="0.00149452" calcext:value-type="float">
            <text:p>0.00149452</text:p>
          </table:table-cell>
          <table:table-cell office:value-type="float" office:value="0.8933241" calcext:value-type="float">
            <text:p>0.8933241</text:p>
          </table:table-cell>
          <table:table-cell office:value-type="float" office:value="0.00006109" calcext:value-type="float">
            <text:p>6.109E-05</text:p>
          </table:table-cell>
          <table:table-cell office:value-type="float" office:value="0.10512029" calcext:value-type="float">
            <text:p>0.10512029</text:p>
          </table:table-cell>
          <table:table-cell office:value-type="float" office:value="0.00081299" calcext:value-type="float">
            <text:p>0.00081299</text:p>
          </table:table-cell>
          <table:table-cell office:value-type="float" office:value="0.00003087" calcext:value-type="float">
            <text:p>3.087E-05</text:p>
          </table:table-cell>
          <table:table-cell office:value-type="float" office:value="0.91150011" calcext:value-type="float">
            <text:p>0.91150011</text:p>
          </table:table-cell>
          <table:table-cell office:value-type="float" office:value="0.08765603" calcext:value-type="float">
            <text:p>0.087656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7556368" calcext:value-type="float">
            <text:p>0.77556368</text:p>
          </table:table-cell>
          <table:table-cell office:value-type="float" office:value="0.00761531" calcext:value-type="float">
            <text:p>0.00761531</text:p>
          </table:table-cell>
          <table:table-cell office:value-type="float" office:value="0.09669441" calcext:value-type="float">
            <text:p>0.09669441</text:p>
          </table:table-cell>
          <table:table-cell office:value-type="float" office:value="0.1201266" calcext:value-type="float">
            <text:p>0.1201266</text:p>
          </table:table-cell>
          <table:table-cell office:value-type="float" office:value="0.0013763" calcext:value-type="float">
            <text:p>0.0013763</text:p>
          </table:table-cell>
          <table:table-cell office:value-type="float" office:value="0.88322068" calcext:value-type="float">
            <text:p>0.88322068</text:p>
          </table:table-cell>
          <table:table-cell office:value-type="float" office:value="0.00006008" calcext:value-type="float">
            <text:p>6.008E-05</text:p>
          </table:table-cell>
          <table:table-cell office:value-type="float" office:value="0.11534294" calcext:value-type="float">
            <text:p>0.11534294</text:p>
          </table:table-cell>
          <table:table-cell office:value-type="float" office:value="0.00075372" calcext:value-type="float">
            <text:p>0.00075372</text:p>
          </table:table-cell>
          <table:table-cell office:value-type="float" office:value="0.00003072" calcext:value-type="float">
            <text:p>3.072E-05</text:p>
          </table:table-cell>
          <table:table-cell office:value-type="float" office:value="0.90238822" calcext:value-type="float">
            <text:p>0.90238822</text:p>
          </table:table-cell>
          <table:table-cell office:value-type="float" office:value="0.09682734" calcext:value-type="float">
            <text:p>0.096827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5279822" calcext:value-type="float">
            <text:p>0.75279822</text:p>
          </table:table-cell>
          <table:table-cell office:value-type="float" office:value="0.00795155" calcext:value-type="float">
            <text:p>0.00795155</text:p>
          </table:table-cell>
          <table:table-cell office:value-type="float" office:value="0.10009157" calcext:value-type="float">
            <text:p>0.10009157</text:p>
          </table:table-cell>
          <table:table-cell office:value-type="float" office:value="0.13915867" calcext:value-type="float">
            <text:p>0.13915867</text:p>
          </table:table-cell>
          <table:table-cell office:value-type="float" office:value="0.00126359" calcext:value-type="float">
            <text:p>0.00126359</text:p>
          </table:table-cell>
          <table:table-cell office:value-type="float" office:value="0.87229372" calcext:value-type="float">
            <text:p>0.87229372</text:p>
          </table:table-cell>
          <table:table-cell office:value-type="float" office:value="0.00005882" calcext:value-type="float">
            <text:p>5.882E-05</text:p>
          </table:table-cell>
          <table:table-cell office:value-type="float" office:value="0.12638387" calcext:value-type="float">
            <text:p>0.12638387</text:p>
          </table:table-cell>
          <table:table-cell office:value-type="float" office:value="0.00069874" calcext:value-type="float">
            <text:p>0.00069874</text:p>
          </table:table-cell>
          <table:table-cell office:value-type="float" office:value="0.00003064" calcext:value-type="float">
            <text:p>3.064E-05</text:p>
          </table:table-cell>
          <table:table-cell office:value-type="float" office:value="0.89214023" calcext:value-type="float">
            <text:p>0.89214023</text:p>
          </table:table-cell>
          <table:table-cell office:value-type="float" office:value="0.10713039" calcext:value-type="float">
            <text:p>0.107130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278163" calcext:value-type="float">
            <text:p>0.7278163</text:p>
          </table:table-cell>
          <table:table-cell office:value-type="float" office:value="0.00828616" calcext:value-type="float">
            <text:p>0.00828616</text:p>
          </table:table-cell>
          <table:table-cell office:value-type="float" office:value="0.10306204" calcext:value-type="float">
            <text:p>0.10306204</text:p>
          </table:table-cell>
          <table:table-cell office:value-type="float" office:value="0.1608355" calcext:value-type="float">
            <text:p>0.1608355</text:p>
          </table:table-cell>
          <table:table-cell office:value-type="float" office:value="0.00115648" calcext:value-type="float">
            <text:p>0.00115648</text:p>
          </table:table-cell>
          <table:table-cell office:value-type="float" office:value="0.86050799" calcext:value-type="float">
            <text:p>0.86050799</text:p>
          </table:table-cell>
          <table:table-cell office:value-type="float" office:value="0.00005734" calcext:value-type="float">
            <text:p>5.734E-05</text:p>
          </table:table-cell>
          <table:table-cell office:value-type="float" office:value="0.1382782" calcext:value-type="float">
            <text:p>0.1382782</text:p>
          </table:table-cell>
          <table:table-cell office:value-type="float" office:value="0.00064761" calcext:value-type="float">
            <text:p>0.00064761</text:p>
          </table:table-cell>
          <table:table-cell office:value-type="float" office:value="0.00003061" calcext:value-type="float">
            <text:p>3.061E-05</text:p>
          </table:table-cell>
          <table:table-cell office:value-type="float" office:value="0.8806245" calcext:value-type="float">
            <text:p>0.8806245</text:p>
          </table:table-cell>
          <table:table-cell office:value-type="float" office:value="0.11869728" calcext:value-type="float">
            <text:p>0.11869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0051682" calcext:value-type="float">
            <text:p>0.70051682</text:p>
          </table:table-cell>
          <table:table-cell office:value-type="float" office:value="0.0086132" calcext:value-type="float">
            <text:p>0.0086132</text:p>
          </table:table-cell>
          <table:table-cell office:value-type="float" office:value="0.10550586" calcext:value-type="float">
            <text:p>0.10550586</text:p>
          </table:table-cell>
          <table:table-cell office:value-type="float" office:value="0.18536412" calcext:value-type="float">
            <text:p>0.18536412</text:p>
          </table:table-cell>
          <table:table-cell office:value-type="float" office:value="0.00105506" calcext:value-type="float">
            <text:p>0.00105506</text:p>
          </table:table-cell>
          <table:table-cell office:value-type="float" office:value="0.84783212" calcext:value-type="float">
            <text:p>0.84783212</text:p>
          </table:table-cell>
          <table:table-cell office:value-type="float" office:value="0.00005564" calcext:value-type="float">
            <text:p>5.564E-05</text:p>
          </table:table-cell>
          <table:table-cell office:value-type="float" office:value="0.15105718" calcext:value-type="float">
            <text:p>0.15105718</text:p>
          </table:table-cell>
          <table:table-cell office:value-type="float" office:value="0.00059995" calcext:value-type="float">
            <text:p>0.00059995</text:p>
          </table:table-cell>
          <table:table-cell office:value-type="float" office:value="0.00003062" calcext:value-type="float">
            <text:p>3.062E-05</text:p>
          </table:table-cell>
          <table:table-cell office:value-type="float" office:value="0.86769987" calcext:value-type="float">
            <text:p>0.86769987</text:p>
          </table:table-cell>
          <table:table-cell office:value-type="float" office:value="0.13166957" calcext:value-type="float">
            <text:p>0.131669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7084443" calcext:value-type="float">
            <text:p>0.67084443</text:p>
          </table:table-cell>
          <table:table-cell office:value-type="float" office:value="0.0089256" calcext:value-type="float">
            <text:p>0.0089256</text:p>
          </table:table-cell>
          <table:table-cell office:value-type="float" office:value="0.10732081" calcext:value-type="float">
            <text:p>0.10732081</text:p>
          </table:table-cell>
          <table:table-cell office:value-type="float" office:value="0.21290916" calcext:value-type="float">
            <text:p>0.21290916</text:p>
          </table:table-cell>
          <table:table-cell office:value-type="float" office:value="0.00095938" calcext:value-type="float">
            <text:p>0.00095938</text:p>
          </table:table-cell>
          <table:table-cell office:value-type="float" office:value="0.83423974" calcext:value-type="float">
            <text:p>0.83423974</text:p>
          </table:table-cell>
          <table:table-cell office:value-type="float" office:value="0.00005374" calcext:value-type="float">
            <text:p>5.374E-05</text:p>
          </table:table-cell>
          <table:table-cell office:value-type="float" office:value="0.16474714" calcext:value-type="float">
            <text:p>0.16474714</text:p>
          </table:table-cell>
          <table:table-cell office:value-type="float" office:value="0.00055539" calcext:value-type="float">
            <text:p>0.00055539</text:p>
          </table:table-cell>
          <table:table-cell office:value-type="float" office:value="0.00003068" calcext:value-type="float">
            <text:p>3.068E-05</text:p>
          </table:table-cell>
          <table:table-cell office:value-type="float" office:value="0.85321745" calcext:value-type="float">
            <text:p>0.85321745</text:p>
          </table:table-cell>
          <table:table-cell office:value-type="float" office:value="0.14619648" calcext:value-type="float">
            <text:p>0.146196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3880634" calcext:value-type="float">
            <text:p>0.63880634</text:p>
          </table:table-cell>
          <table:table-cell office:value-type="float" office:value="0.00921533" calcext:value-type="float">
            <text:p>0.00921533</text:p>
          </table:table-cell>
          <table:table-cell office:value-type="float" office:value="0.10840729" calcext:value-type="float">
            <text:p>0.10840729</text:p>
          </table:table-cell>
          <table:table-cell office:value-type="float" office:value="0.24357105" calcext:value-type="float">
            <text:p>0.24357105</text:p>
          </table:table-cell>
          <table:table-cell office:value-type="float" office:value="0.00086943" calcext:value-type="float">
            <text:p>0.00086943</text:p>
          </table:table-cell>
          <table:table-cell office:value-type="float" office:value="0.81971055" calcext:value-type="float">
            <text:p>0.81971055</text:p>
          </table:table-cell>
          <table:table-cell office:value-type="float" office:value="0.00005166" calcext:value-type="float">
            <text:p>5.166E-05</text:p>
          </table:table-cell>
          <table:table-cell office:value-type="float" office:value="0.17936836" calcext:value-type="float">
            <text:p>0.17936836</text:p>
          </table:table-cell>
          <table:table-cell office:value-type="float" office:value="0.00051363" calcext:value-type="float">
            <text:p>0.00051363</text:p>
          </table:table-cell>
          <table:table-cell office:value-type="float" office:value="0.00003076" calcext:value-type="float">
            <text:p>3.076E-05</text:p>
          </table:table-cell>
          <table:table-cell office:value-type="float" office:value="0.83702358" calcext:value-type="float">
            <text:p>0.83702358</text:p>
          </table:table-cell>
          <table:table-cell office:value-type="float" office:value="0.16243203" calcext:value-type="float">
            <text:p>0.162432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0448946" calcext:value-type="float">
            <text:p>0.60448946</text:p>
          </table:table-cell>
          <table:table-cell office:value-type="float" office:value="0.00947352" calcext:value-type="float">
            <text:p>0.00947352</text:p>
          </table:table-cell>
          <table:table-cell office:value-type="float" office:value="0.10867463" calcext:value-type="float">
            <text:p>0.10867463</text:p>
          </table:table-cell>
          <table:table-cell office:value-type="float" office:value="0.27736239" calcext:value-type="float">
            <text:p>0.27736239</text:p>
          </table:table-cell>
          <table:table-cell office:value-type="float" office:value="0.00078519" calcext:value-type="float">
            <text:p>0.00078519</text:p>
          </table:table-cell>
          <table:table-cell office:value-type="float" office:value="0.80423145" calcext:value-type="float">
            <text:p>0.80423145</text:p>
          </table:table-cell>
          <table:table-cell office:value-type="float" office:value="0.00004942" calcext:value-type="float">
            <text:p>4.942E-05</text:p>
          </table:table-cell>
          <table:table-cell office:value-type="float" office:value="0.19493394" calcext:value-type="float">
            <text:p>0.19493394</text:p>
          </table:table-cell>
          <table:table-cell office:value-type="float" office:value="0.00047438" calcext:value-type="float">
            <text:p>0.00047438</text:p>
          </table:table-cell>
          <table:table-cell office:value-type="float" office:value="0.00003086" calcext:value-type="float">
            <text:p>3.086E-05</text:p>
          </table:table-cell>
          <table:table-cell office:value-type="float" office:value="0.81896406" calcext:value-type="float">
            <text:p>0.81896406</text:p>
          </table:table-cell>
          <table:table-cell office:value-type="float" office:value="0.1805307" calcext:value-type="float">
            <text:p>0.18053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680754" calcext:value-type="float">
            <text:p>0.5680754</text:p>
          </table:table-cell>
          <table:table-cell office:value-type="float" office:value="0.00969094" calcext:value-type="float">
            <text:p>0.00969094</text:p>
          </table:table-cell>
          <table:table-cell office:value-type="float" office:value="0.10804847" calcext:value-type="float">
            <text:p>0.10804847</text:p>
          </table:table-cell>
          <table:table-cell office:value-type="float" office:value="0.3141852" calcext:value-type="float">
            <text:p>0.3141852</text:p>
          </table:table-cell>
          <table:table-cell office:value-type="float" office:value="0.00070659" calcext:value-type="float">
            <text:p>0.00070659</text:p>
          </table:table-cell>
          <table:table-cell office:value-type="float" office:value="0.78779766" calcext:value-type="float">
            <text:p>0.78779766</text:p>
          </table:table-cell>
          <table:table-cell office:value-type="float" office:value="0.00004705" calcext:value-type="float">
            <text:p>4.705E-05</text:p>
          </table:table-cell>
          <table:table-cell office:value-type="float" office:value="0.21144869" calcext:value-type="float">
            <text:p>0.21144869</text:p>
          </table:table-cell>
          <table:table-cell office:value-type="float" office:value="0.0004374" calcext:value-type="float">
            <text:p>0.0004374</text:p>
          </table:table-cell>
          <table:table-cell office:value-type="float" office:value="0.00003098" calcext:value-type="float">
            <text:p>3.098E-05</text:p>
          </table:table-cell>
          <table:table-cell office:value-type="float" office:value="0.79889006" calcext:value-type="float">
            <text:p>0.79889006</text:p>
          </table:table-cell>
          <table:table-cell office:value-type="float" office:value="0.20064157" calcext:value-type="float">
            <text:p>0.200641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2985083" calcext:value-type="float">
            <text:p>0.52985083</text:p>
          </table:table-cell>
          <table:table-cell office:value-type="float" office:value="0.00985839" calcext:value-type="float">
            <text:p>0.00985839</text:p>
          </table:table-cell>
          <table:table-cell office:value-type="float" office:value="0.10647864" calcext:value-type="float">
            <text:p>0.10647864</text:p>
          </table:table-cell>
          <table:table-cell office:value-type="float" office:value="0.35381214" calcext:value-type="float">
            <text:p>0.35381214</text:p>
          </table:table-cell>
          <table:table-cell office:value-type="float" office:value="0.00063356" calcext:value-type="float">
            <text:p>0.00063356</text:p>
          </table:table-cell>
          <table:table-cell office:value-type="float" office:value="0.77041381" calcext:value-type="float">
            <text:p>0.77041381</text:p>
          </table:table-cell>
          <table:table-cell office:value-type="float" office:value="0.00004458" calcext:value-type="float">
            <text:p>4.458E-05</text:p>
          </table:table-cell>
          <table:table-cell office:value-type="float" office:value="0.22890805" calcext:value-type="float">
            <text:p>0.22890805</text:p>
          </table:table-cell>
          <table:table-cell office:value-type="float" office:value="0.00040246" calcext:value-type="float">
            <text:p>0.00040246</text:p>
          </table:table-cell>
          <table:table-cell office:value-type="float" office:value="0.00003109" calcext:value-type="float">
            <text:p>3.109E-05</text:p>
          </table:table-cell>
          <table:table-cell office:value-type="float" office:value="0.77666585" calcext:value-type="float">
            <text:p>0.77666585</text:p>
          </table:table-cell>
          <table:table-cell office:value-type="float" office:value="0.2229006" calcext:value-type="float">
            <text:p>0.22290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9021" calcext:value-type="float">
            <text:p>0.49021</text:p>
          </table:table-cell>
          <table:table-cell office:value-type="float" office:value="0.00996742" calcext:value-type="float">
            <text:p>0.00996742</text:p>
          </table:table-cell>
          <table:table-cell office:value-type="float" office:value="0.10394661" calcext:value-type="float">
            <text:p>0.10394661</text:p>
          </table:table-cell>
          <table:table-cell office:value-type="float" office:value="0.39587597" calcext:value-type="float">
            <text:p>0.39587597</text:p>
          </table:table-cell>
          <table:table-cell office:value-type="float" office:value="0.00056596" calcext:value-type="float">
            <text:p>0.00056596</text:p>
          </table:table-cell>
          <table:table-cell office:value-type="float" office:value="0.75209486" calcext:value-type="float">
            <text:p>0.75209486</text:p>
          </table:table-cell>
          <table:table-cell office:value-type="float" office:value="0.00004202" calcext:value-type="float">
            <text:p>4.202E-05</text:p>
          </table:table-cell>
          <table:table-cell office:value-type="float" office:value="0.24729716" calcext:value-type="float">
            <text:p>0.24729716</text:p>
          </table:table-cell>
          <table:table-cell office:value-type="float" office:value="0.0003694" calcext:value-type="float">
            <text:p>0.0003694</text:p>
          </table:table-cell>
          <table:table-cell office:value-type="float" office:value="0.00003118" calcext:value-type="float">
            <text:p>3.118E-05</text:p>
          </table:table-cell>
          <table:table-cell office:value-type="float" office:value="0.75217845" calcext:value-type="float">
            <text:p>0.75217845</text:p>
          </table:table-cell>
          <table:table-cell office:value-type="float" office:value="0.24742097" calcext:value-type="float">
            <text:p>0.247420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4964701" calcext:value-type="float">
            <text:p>0.44964701</text:p>
          </table:table-cell>
          <table:table-cell office:value-type="float" office:value="0.01001098" calcext:value-type="float">
            <text:p>0.01001098</text:p>
          </table:table-cell>
          <table:table-cell office:value-type="float" office:value="0.10047133" calcext:value-type="float">
            <text:p>0.10047133</text:p>
          </table:table-cell>
          <table:table-cell office:value-type="float" office:value="0.43987068" calcext:value-type="float">
            <text:p>0.43987068</text:p>
          </table:table-cell>
          <table:table-cell office:value-type="float" office:value="0.00050366" calcext:value-type="float">
            <text:p>0.00050366</text:p>
          </table:table-cell>
          <table:table-cell office:value-type="float" office:value="0.7328669" calcext:value-type="float">
            <text:p>0.7328669</text:p>
          </table:table-cell>
          <table:table-cell office:value-type="float" office:value="0.0000394" calcext:value-type="float">
            <text:p>3.94E-05</text:p>
          </table:table-cell>
          <table:table-cell office:value-type="float" office:value="0.26659004" calcext:value-type="float">
            <text:p>0.26659004</text:p>
          </table:table-cell>
          <table:table-cell office:value-type="float" office:value="0.00033805" calcext:value-type="float">
            <text:p>0.00033805</text:p>
          </table:table-cell>
          <table:table-cell office:value-type="float" office:value="0.00003124" calcext:value-type="float">
            <text:p>3.124E-05</text:p>
          </table:table-cell>
          <table:table-cell office:value-type="float" office:value="0.72534908" calcext:value-type="float">
            <text:p>0.72534908</text:p>
          </table:table-cell>
          <table:table-cell office:value-type="float" office:value="0.27428163" calcext:value-type="float">
            <text:p>0.274281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0873639" calcext:value-type="float">
            <text:p>0.40873639</text:p>
          </table:table-cell>
          <table:table-cell office:value-type="float" office:value="0.00998408" calcext:value-type="float">
            <text:p>0.00998408</text:p>
          </table:table-cell>
          <table:table-cell office:value-type="float" office:value="0.09611233" calcext:value-type="float">
            <text:p>0.09611233</text:p>
          </table:table-cell>
          <table:table-cell office:value-type="float" office:value="0.48516721" calcext:value-type="float">
            <text:p>0.48516721</text:p>
          </table:table-cell>
          <table:table-cell office:value-type="float" office:value="0.00044648" calcext:value-type="float">
            <text:p>0.00044648</text:p>
          </table:table-cell>
          <table:table-cell office:value-type="float" office:value="0.71276775" calcext:value-type="float">
            <text:p>0.71276775</text:p>
          </table:table-cell>
          <table:table-cell office:value-type="float" office:value="0.00003676" calcext:value-type="float">
            <text:p>3.676E-05</text:p>
          </table:table-cell>
          <table:table-cell office:value-type="float" office:value="0.28674902" calcext:value-type="float">
            <text:p>0.28674902</text:p>
          </table:table-cell>
          <table:table-cell office:value-type="float" office:value="0.00030829" calcext:value-type="float">
            <text:p>0.00030829</text:p>
          </table:table-cell>
          <table:table-cell office:value-type="float" office:value="0.00003126" calcext:value-type="float">
            <text:p>3.126E-05</text:p>
          </table:table-cell>
          <table:table-cell office:value-type="float" office:value="0.69614595" calcext:value-type="float">
            <text:p>0.69614595</text:p>
          </table:table-cell>
          <table:table-cell office:value-type="float" office:value="0.3035145" calcext:value-type="float">
            <text:p>0.30351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810272" calcext:value-type="float">
            <text:p>0.36810272</text:p>
          </table:table-cell>
          <table:table-cell office:value-type="float" office:value="0.00988437" calcext:value-type="float">
            <text:p>0.00988437</text:p>
          </table:table-cell>
          <table:table-cell office:value-type="float" office:value="0.09096895" calcext:value-type="float">
            <text:p>0.09096895</text:p>
          </table:table-cell>
          <table:table-cell office:value-type="float" office:value="0.53104396" calcext:value-type="float">
            <text:p>0.53104396</text:p>
          </table:table-cell>
          <table:table-cell office:value-type="float" office:value="0.00039423" calcext:value-type="float">
            <text:p>0.00039423</text:p>
          </table:table-cell>
          <table:table-cell office:value-type="float" office:value="0.69184722" calcext:value-type="float">
            <text:p>0.69184722</text:p>
          </table:table-cell>
          <table:table-cell office:value-type="float" office:value="0.00003411" calcext:value-type="float">
            <text:p>3.411E-05</text:p>
          </table:table-cell>
          <table:table-cell office:value-type="float" office:value="0.30772444" calcext:value-type="float">
            <text:p>0.30772444</text:p>
          </table:table-cell>
          <table:table-cell office:value-type="float" office:value="0.00028005" calcext:value-type="float">
            <text:p>0.00028005</text:p>
          </table:table-cell>
          <table:table-cell office:value-type="float" office:value="0.00003122" calcext:value-type="float">
            <text:p>3.122E-05</text:p>
          </table:table-cell>
          <table:table-cell office:value-type="float" office:value="0.66459765" calcext:value-type="float">
            <text:p>0.66459765</text:p>
          </table:table-cell>
          <table:table-cell office:value-type="float" office:value="0.33509109" calcext:value-type="float">
            <text:p>0.335091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838197" calcext:value-type="float">
            <text:p>0.32838197</text:p>
          </table:table-cell>
          <table:table-cell office:value-type="float" office:value="0.00971249" calcext:value-type="float">
            <text:p>0.00971249</text:p>
          </table:table-cell>
          <table:table-cell office:value-type="float" office:value="0.08517554" calcext:value-type="float">
            <text:p>0.08517554</text:p>
          </table:table-cell>
          <table:table-cell office:value-type="float" office:value="0.57673001" calcext:value-type="float">
            <text:p>0.57673001</text:p>
          </table:table-cell>
          <table:table-cell office:value-type="float" office:value="0.00034669" calcext:value-type="float">
            <text:p>0.00034669</text:p>
          </table:table-cell>
          <table:table-cell office:value-type="float" office:value="0.67016717" calcext:value-type="float">
            <text:p>0.67016717</text:p>
          </table:table-cell>
          <table:table-cell office:value-type="float" office:value="0.00003148" calcext:value-type="float">
            <text:p>3.148E-05</text:p>
          </table:table-cell>
          <table:table-cell office:value-type="float" office:value="0.32945465" calcext:value-type="float">
            <text:p>0.32945465</text:p>
          </table:table-cell>
          <table:table-cell office:value-type="float" office:value="0.00025326" calcext:value-type="float">
            <text:p>0.00025326</text:p>
          </table:table-cell>
          <table:table-cell office:value-type="float" office:value="0.0000311" calcext:value-type="float">
            <text:p>3.11E-05</text:p>
          </table:table-cell>
          <table:table-cell office:value-type="float" office:value="0.63080586" calcext:value-type="float">
            <text:p>0.63080586</text:p>
          </table:table-cell>
          <table:table-cell office:value-type="float" office:value="0.36890979" calcext:value-type="float">
            <text:p>0.368909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9017948" calcext:value-type="float">
            <text:p>0.29017948</text:p>
          </table:table-cell>
          <table:table-cell office:value-type="float" office:value="0.00947206" calcext:value-type="float">
            <text:p>0.00947206</text:p>
          </table:table-cell>
          <table:table-cell office:value-type="float" office:value="0.07889268" calcext:value-type="float">
            <text:p>0.07889268</text:p>
          </table:table-cell>
          <table:table-cell office:value-type="float" office:value="0.62145578" calcext:value-type="float">
            <text:p>0.62145578</text:p>
          </table:table-cell>
          <table:table-cell office:value-type="float" office:value="0.00030365" calcext:value-type="float">
            <text:p>0.00030365</text:p>
          </table:table-cell>
          <table:table-cell office:value-type="float" office:value="0.64780114" calcext:value-type="float">
            <text:p>0.64780114</text:p>
          </table:table-cell>
          <table:table-cell office:value-type="float" office:value="0.0000289" calcext:value-type="float">
            <text:p>2.89E-05</text:p>
          </table:table-cell>
          <table:table-cell office:value-type="float" office:value="0.35186631" calcext:value-type="float">
            <text:p>0.35186631</text:p>
          </table:table-cell>
          <table:table-cell office:value-type="float" office:value="0.00022788" calcext:value-type="float">
            <text:p>0.00022788</text:p>
          </table:table-cell>
          <table:table-cell office:value-type="float" office:value="0.00003088" calcext:value-type="float">
            <text:p>3.088E-05</text:p>
          </table:table-cell>
          <table:table-cell office:value-type="float" office:value="0.59495573" calcext:value-type="float">
            <text:p>0.59495573</text:p>
          </table:table-cell>
          <table:table-cell office:value-type="float" office:value="0.40478551" calcext:value-type="float">
            <text:p>0.404785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5403031" calcext:value-type="float">
            <text:p>0.25403031</text:p>
          </table:table-cell>
          <table:table-cell office:value-type="float" office:value="0.00916951" calcext:value-type="float">
            <text:p>0.00916951</text:p>
          </table:table-cell>
          <table:table-cell office:value-type="float" office:value="0.0722958" calcext:value-type="float">
            <text:p>0.0722958</text:p>
          </table:table-cell>
          <table:table-cell office:value-type="float" office:value="0.66450438" calcext:value-type="float">
            <text:p>0.66450438</text:p>
          </table:table-cell>
          <table:table-cell office:value-type="float" office:value="0.00026486" calcext:value-type="float">
            <text:p>0.00026486</text:p>
          </table:table-cell>
          <table:table-cell office:value-type="float" office:value="0.6248336" calcext:value-type="float">
            <text:p>0.6248336</text:p>
          </table:table-cell>
          <table:table-cell office:value-type="float" office:value="0.00002639" calcext:value-type="float">
            <text:p>2.639E-05</text:p>
          </table:table-cell>
          <table:table-cell office:value-type="float" office:value="0.37487514" calcext:value-type="float">
            <text:p>0.37487514</text:p>
          </table:table-cell>
          <table:table-cell office:value-type="float" office:value="0.00020393" calcext:value-type="float">
            <text:p>0.00020393</text:p>
          </table:table-cell>
          <table:table-cell office:value-type="float" office:value="0.00003056" calcext:value-type="float">
            <text:p>3.056E-05</text:p>
          </table:table-cell>
          <table:table-cell office:value-type="float" office:value="0.55732203" calcext:value-type="float">
            <text:p>0.55732203</text:p>
          </table:table-cell>
          <table:table-cell office:value-type="float" office:value="0.44244349" calcext:value-type="float">
            <text:p>0.442443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2036751" calcext:value-type="float">
            <text:p>0.22036751</text:p>
          </table:table-cell>
          <table:table-cell office:value-type="float" office:value="0.00881345" calcext:value-type="float">
            <text:p>0.00881345</text:p>
          </table:table-cell>
          <table:table-cell office:value-type="float" office:value="0.06556251" calcext:value-type="float">
            <text:p>0.06556251</text:p>
          </table:table-cell>
          <table:table-cell office:value-type="float" office:value="0.70525653" calcext:value-type="float">
            <text:p>0.70525653</text:p>
          </table:table-cell>
          <table:table-cell office:value-type="float" office:value="0.00023006" calcext:value-type="float">
            <text:p>0.00023006</text:p>
          </table:table-cell>
          <table:table-cell office:value-type="float" office:value="0.60135898" calcext:value-type="float">
            <text:p>0.60135898</text:p>
          </table:table-cell>
          <table:table-cell office:value-type="float" office:value="0.00002396" calcext:value-type="float">
            <text:p>2.396E-05</text:p>
          </table:table-cell>
          <table:table-cell office:value-type="float" office:value="0.39838699" calcext:value-type="float">
            <text:p>0.39838699</text:p>
          </table:table-cell>
          <table:table-cell office:value-type="float" office:value="0.0001814" calcext:value-type="float">
            <text:p>0.0001814</text:p>
          </table:table-cell>
          <table:table-cell office:value-type="float" office:value="0.00003012" calcext:value-type="float">
            <text:p>3.012E-05</text:p>
          </table:table-cell>
          <table:table-cell office:value-type="float" office:value="0.51826916" calcext:value-type="float">
            <text:p>0.51826916</text:p>
          </table:table-cell>
          <table:table-cell office:value-type="float" office:value="0.48151931" calcext:value-type="float">
            <text:p>0.481519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8950206" calcext:value-type="float">
            <text:p>0.18950206</text:p>
          </table:table-cell>
          <table:table-cell office:value-type="float" office:value="0.00841407" calcext:value-type="float">
            <text:p>0.00841407</text:p>
          </table:table-cell>
          <table:table-cell office:value-type="float" office:value="0.05886071" calcext:value-type="float">
            <text:p>0.05886071</text:p>
          </table:table-cell>
          <table:table-cell office:value-type="float" office:value="0.74322316" calcext:value-type="float">
            <text:p>0.7432231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57748013" calcext:value-type="float">
            <text:p>0.57748013</text:p>
          </table:table-cell>
          <table:table-cell office:value-type="float" office:value="0.00002164" calcext:value-type="float">
            <text:p>2.164E-05</text:p>
          </table:table-cell>
          <table:table-cell office:value-type="float" office:value="0.42229923" calcext:value-type="float">
            <text:p>0.42229923</text:p>
          </table:table-cell>
          <table:table-cell office:value-type="float" office:value="0.00016034" calcext:value-type="float">
            <text:p>0.00016034</text:p>
          </table:table-cell>
          <table:table-cell office:value-type="float" office:value="0.00002955" calcext:value-type="float">
            <text:p>2.955E-05</text:p>
          </table:table-cell>
          <table:table-cell office:value-type="float" office:value="0.4782436" calcext:value-type="float">
            <text:p>0.4782436</text:p>
          </table:table-cell>
          <table:table-cell office:value-type="float" office:value="0.52156651" calcext:value-type="float">
            <text:p>0.521566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6161627" calcext:value-type="float">
            <text:p>0.16161627</text:p>
          </table:table-cell>
          <table:table-cell office:value-type="float" office:value="0.00798228" calcext:value-type="float">
            <text:p>0.00798228</text:p>
          </table:table-cell>
          <table:table-cell office:value-type="float" office:value="0.05233873" calcext:value-type="float">
            <text:p>0.05233873</text:p>
          </table:table-cell>
          <table:table-cell office:value-type="float" office:value="0.77806271" calcext:value-type="float">
            <text:p>0.77806271</text:p>
          </table:table-cell>
          <table:table-cell office:value-type="float" office:value="0.00017141" calcext:value-type="float">
            <text:p>0.00017141</text:p>
          </table:table-cell>
          <table:table-cell office:value-type="float" office:value="0.5533067" calcext:value-type="float">
            <text:p>0.5533067</text:p>
          </table:table-cell>
          <table:table-cell office:value-type="float" office:value="0.00001944" calcext:value-type="float">
            <text:p>1.944E-05</text:p>
          </table:table-cell>
          <table:table-cell office:value-type="float" office:value="0.44650246" calcext:value-type="float">
            <text:p>0.44650246</text:p>
          </table:table-cell>
          <table:table-cell office:value-type="float" office:value="0.00014077" calcext:value-type="float">
            <text:p>0.00014077</text:p>
          </table:table-cell>
          <table:table-cell office:value-type="float" office:value="0.00002886" calcext:value-type="float">
            <text:p>2.886E-05</text:p>
          </table:table-cell>
          <table:table-cell office:value-type="float" office:value="0.43775798" calcext:value-type="float">
            <text:p>0.43775798</text:p>
          </table:table-cell>
          <table:table-cell office:value-type="float" office:value="0.56207239" calcext:value-type="float">
            <text:p>0.562072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676945" calcext:value-type="float">
            <text:p>0.13676945</text:p>
          </table:table-cell>
          <table:table-cell office:value-type="float" office:value="0.00752898" calcext:value-type="float">
            <text:p>0.00752898</text:p>
          </table:table-cell>
          <table:table-cell office:value-type="float" office:value="0.04611868" calcext:value-type="float">
            <text:p>0.04611868</text:p>
          </table:table-cell>
          <table:table-cell office:value-type="float" office:value="0.80958289" calcext:value-type="float">
            <text:p>0.80958289</text:p>
          </table:table-cell>
          <table:table-cell office:value-type="float" office:value="0.00014702" calcext:value-type="float">
            <text:p>0.00014702</text:p>
          </table:table-cell>
          <table:table-cell office:value-type="float" office:value="0.52895309" calcext:value-type="float">
            <text:p>0.52895309</text:p>
          </table:table-cell>
          <table:table-cell office:value-type="float" office:value="0.00001736" calcext:value-type="float">
            <text:p>1.736E-05</text:p>
          </table:table-cell>
          <table:table-cell office:value-type="float" office:value="0.47088253" calcext:value-type="float">
            <text:p>0.47088253</text:p>
          </table:table-cell>
          <table:table-cell office:value-type="float" office:value="0.00012272" calcext:value-type="float">
            <text:p>0.00012272</text:p>
          </table:table-cell>
          <table:table-cell office:value-type="float" office:value="0.00002804" calcext:value-type="float">
            <text:p>2.804E-05</text:p>
          </table:table-cell>
          <table:table-cell office:value-type="float" office:value="0.39736765" calcext:value-type="float">
            <text:p>0.39736765</text:p>
          </table:table-cell>
          <table:table-cell office:value-type="float" office:value="0.60248159" calcext:value-type="float">
            <text:p>0.602481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1491328" calcext:value-type="float">
            <text:p>0.11491328</text:p>
          </table:table-cell>
          <table:table-cell office:value-type="float" office:value="0.00706445" calcext:value-type="float">
            <text:p>0.00706445</text:p>
          </table:table-cell>
          <table:table-cell office:value-type="float" office:value="0.04029309" calcext:value-type="float">
            <text:p>0.04029309</text:p>
          </table:table-cell>
          <table:table-cell office:value-type="float" office:value="0.83772918" calcext:value-type="float">
            <text:p>0.83772918</text:p>
          </table:table-cell>
          <table:table-cell office:value-type="float" office:value="0.00012557" calcext:value-type="float">
            <text:p>0.00012557</text:p>
          </table:table-cell>
          <table:table-cell office:value-type="float" office:value="0.50453637" calcext:value-type="float">
            <text:p>0.50453637</text:p>
          </table:table-cell>
          <table:table-cell office:value-type="float" office:value="0.00001542" calcext:value-type="float">
            <text:p>1.542E-05</text:p>
          </table:table-cell>
          <table:table-cell office:value-type="float" office:value="0.49532264" calcext:value-type="float">
            <text:p>0.49532264</text:p>
          </table:table-cell>
          <table:table-cell office:value-type="float" office:value="0.00010622" calcext:value-type="float">
            <text:p>0.00010622</text:p>
          </table:table-cell>
          <table:table-cell office:value-type="float" office:value="0.00002711" calcext:value-type="float">
            <text:p>2.711E-05</text:p>
          </table:table-cell>
          <table:table-cell office:value-type="float" office:value="0.35764129" calcext:value-type="float">
            <text:p>0.35764129</text:p>
          </table:table-cell>
          <table:table-cell office:value-type="float" office:value="0.64222539" calcext:value-type="float">
            <text:p>0.642225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9591318" calcext:value-type="float">
            <text:p>0.09591318</text:p>
          </table:table-cell>
          <table:table-cell office:value-type="float" office:value="0.00659786" calcext:value-type="float">
            <text:p>0.00659786</text:p>
          </table:table-cell>
          <table:table-cell office:value-type="float" office:value="0.03492484" calcext:value-type="float">
            <text:p>0.03492484</text:p>
          </table:table-cell>
          <table:table-cell office:value-type="float" office:value="0.86256413" calcext:value-type="float">
            <text:p>0.86256413</text:p>
          </table:table-cell>
          <table:table-cell office:value-type="float" office:value="0.0001068" calcext:value-type="float">
            <text:p>0.0001068</text:p>
          </table:table-cell>
          <table:table-cell office:value-type="float" office:value="0.48017398" calcext:value-type="float">
            <text:p>0.48017398</text:p>
          </table:table-cell>
          <table:table-cell office:value-type="float" office:value="0.00001362" calcext:value-type="float">
            <text:p>1.362E-05</text:p>
          </table:table-cell>
          <table:table-cell office:value-type="float" office:value="0.5197056" calcext:value-type="float">
            <text:p>0.5197056</text:p>
          </table:table-cell>
          <table:table-cell office:value-type="float" office:value="0.00009127" calcext:value-type="float">
            <text:p>9.127E-05</text:p>
          </table:table-cell>
          <table:table-cell office:value-type="float" office:value="0.00002606" calcext:value-type="float">
            <text:p>2.606E-05</text:p>
          </table:table-cell>
          <table:table-cell office:value-type="float" office:value="0.31912895" calcext:value-type="float">
            <text:p>0.31912895</text:p>
          </table:table-cell>
          <table:table-cell office:value-type="float" office:value="0.68075372" calcext:value-type="float">
            <text:p>0.680753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7957191" calcext:value-type="float">
            <text:p>0.07957191</text:p>
          </table:table-cell>
          <table:table-cell office:value-type="float" office:value="0.00613701" calcext:value-type="float">
            <text:p>0.00613701</text:p>
          </table:table-cell>
          <table:table-cell office:value-type="float" office:value="0.03004931" calcext:value-type="float">
            <text:p>0.03004931</text:p>
          </table:table-cell>
          <table:table-cell office:value-type="float" office:value="0.88424177" calcext:value-type="float">
            <text:p>0.88424177</text:p>
          </table:table-cell>
          <table:table-cell office:value-type="float" office:value="0.00009046" calcext:value-type="float">
            <text:p>9.046E-05</text:p>
          </table:table-cell>
          <table:table-cell office:value-type="float" office:value="0.45598151" calcext:value-type="float">
            <text:p>0.45598151</text:p>
          </table:table-cell>
          <table:table-cell office:value-type="float" office:value="0.00001196" calcext:value-type="float">
            <text:p>1.196E-05</text:p>
          </table:table-cell>
          <table:table-cell office:value-type="float" office:value="0.54391607" calcext:value-type="float">
            <text:p>0.54391607</text:p>
          </table:table-cell>
          <table:table-cell office:value-type="float" office:value="0.00007785" calcext:value-type="float">
            <text:p>7.785E-05</text:p>
          </table:table-cell>
          <table:table-cell office:value-type="float" office:value="0.00002493" calcext:value-type="float">
            <text:p>2.493E-05</text:p>
          </table:table-cell>
          <table:table-cell office:value-type="float" office:value="0.28233107" calcext:value-type="float">
            <text:p>0.28233107</text:p>
          </table:table-cell>
          <table:table-cell office:value-type="float" office:value="0.71756615" calcext:value-type="float">
            <text:p>0.71756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565241" calcext:value-type="float">
            <text:p>0.06565241</text:p>
          </table:table-cell>
          <table:table-cell office:value-type="float" office:value="0.00568821" calcext:value-type="float">
            <text:p>0.00568821</text:p>
          </table:table-cell>
          <table:table-cell office:value-type="float" office:value="0.02567836" calcext:value-type="float">
            <text:p>0.02567836</text:p>
          </table:table-cell>
          <table:table-cell office:value-type="float" office:value="0.90298102" calcext:value-type="float">
            <text:p>0.90298102</text:p>
          </table:table-cell>
          <table:table-cell office:value-type="float" office:value="0.0000763" calcext:value-type="float">
            <text:p>7.63E-05</text:p>
          </table:table-cell>
          <table:table-cell office:value-type="float" office:value="0.43207057" calcext:value-type="float">
            <text:p>0.43207057</text:p>
          </table:table-cell>
          <table:table-cell office:value-type="float" office:value="0.00001045" calcext:value-type="float">
            <text:p>1.045E-05</text:p>
          </table:table-cell>
          <table:table-cell office:value-type="float" office:value="0.56784267" calcext:value-type="float">
            <text:p>0.56784267</text:p>
          </table:table-cell>
          <table:table-cell office:value-type="float" office:value="0.00006594" calcext:value-type="float">
            <text:p>6.594E-05</text:p>
          </table:table-cell>
          <table:table-cell office:value-type="float" office:value="0.00002372" calcext:value-type="float">
            <text:p>2.372E-05</text:p>
          </table:table-cell>
          <table:table-cell office:value-type="float" office:value="0.24767217" calcext:value-type="float">
            <text:p>0.24767217</text:p>
          </table:table-cell>
          <table:table-cell office:value-type="float" office:value="0.75223817" calcext:value-type="float">
            <text:p>0.752238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38979" calcext:value-type="float">
            <text:p>0.0538979</text:p>
          </table:table-cell>
          <table:table-cell office:value-type="float" office:value="0.0052563" calcext:value-type="float">
            <text:p>0.0052563</text:p>
          </table:table-cell>
          <table:table-cell office:value-type="float" office:value="0.02180485" calcext:value-type="float">
            <text:p>0.02180485</text:p>
          </table:table-cell>
          <table:table-cell office:value-type="float" office:value="0.91904095" calcext:value-type="float">
            <text:p>0.91904095</text:p>
          </table:table-cell>
          <table:table-cell office:value-type="float" office:value="0.0000641" calcext:value-type="float">
            <text:p>6.41E-05</text:p>
          </table:table-cell>
          <table:table-cell office:value-type="float" office:value="0.40854681" calcext:value-type="float">
            <text:p>0.40854681</text:p>
          </table:table-cell>
          <table:table-cell table:style-name="ce1" office:value-type="float" office:value="0.000009079" calcext:value-type="float">
            <text:p>9.08E-06</text:p>
          </table:table-cell>
          <table:table-cell office:value-type="float" office:value="0.59138001" calcext:value-type="float">
            <text:p>0.59138001</text:p>
          </table:table-cell>
          <table:table-cell office:value-type="float" office:value="0.00005547" calcext:value-type="float">
            <text:p>5.547E-05</text:p>
          </table:table-cell>
          <table:table-cell office:value-type="float" office:value="0.00002246" calcext:value-type="float">
            <text:p>2.246E-05</text:p>
          </table:table-cell>
          <table:table-cell office:value-type="float" office:value="0.2154821" calcext:value-type="float">
            <text:p>0.2154821</text:p>
          </table:table-cell>
          <table:table-cell office:value-type="float" office:value="0.78443998" calcext:value-type="float">
            <text:p>0.784439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27:25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2T16:41:22.852000000</meta:creation-date>
    <dc:date>2023-10-16T18:30:48.479000000</dc:date>
    <meta:editing-duration>PT3M54S</meta:editing-duration>
    <meta:editing-cycles>2</meta:editing-cycles>
    <meta:generator>LibreOffice/6.1.6.3$Windows_X86_64 LibreOffice_project/5896ab1714085361c45cf540f76f60673dd96a72</meta:generator>
    <meta:document-statistic meta:table-count="1" meta:cell-count="630" meta:object-count="0"/>
  </office:meta>
</office:document-meta>
</file>